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400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cc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8" table:number-rows-spanned="1">
            <text:p>Zadanie</text:p>
          </table:table-cell>
          <table:covered-table-cell table:number-columns-repeated="7" table:style-name="ce15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5"/>
          <table:table-cell table:style-name="ce12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5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Nr indeksu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2" office:value-type="string" calcext:value-type="string">
            <text:p>Suma</text:p>
          </table:table-cell>
          <table:table-cell table:style-name="ce2" office:value-type="string" calcext:value-type="string">
            <text:p>Zaliczenie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 table:formula="of:=SUM([.D6:.L6])" office:value-type="float" office:value="7" calcext:value-type="float">
            <text:p>7</text:p>
          </table:table-cell>
          <table:table-cell table:style-name="ce11"/>
          <table:table-cell table:number-columns-repeated="1010"/>
        </table:table-row>
        <table:table-row table:style-name="ro1">
          <table:table-cell/>
          <table:table-cell table:style-name="ce6" table:formula="of:=[.B6]+1" office:value-type="float" office:value="2" calcext:value-type="float">
            <text:p>2</text:p>
          </table:table-cell>
          <table:table-cell table:style-name="ce12" office:value-type="float" office:value="155230" calcext:value-type="float">
            <text:p>1552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 table:formula="of:=SUM([.D7:.L7])" office:value-type="float" office:value="5.5" calcext:value-type="float">
            <text:p>5.5</text:p>
          </table:table-cell>
          <table:table-cell table:style-name="ce11" table:formula="of:=IF([.M7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7]+1" office:value-type="float" office:value="3" calcext:value-type="float">
            <text:p>3</text:p>
          </table:table-cell>
          <table:table-cell table:style-name="ce12" office:value-type="float" office:value="158977" calcext:value-type="float">
            <text:p>15897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table:formula="of:=SUM([.D8:.L8])" office:value-type="float" office:value="6.5" calcext:value-type="float">
            <text:p>6.5</text:p>
          </table:table-cell>
          <table:table-cell table:style-name="ce11" table:formula="of:=IF([.M8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8]+1" office:value-type="float" office:value="4" calcext:value-type="float">
            <text:p>4</text:p>
          </table:table-cell>
          <table:table-cell table:style-name="ce12" office:value-type="float" office:value="159165" calcext:value-type="float">
            <text:p>15916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SUM([.D9:.L9])" office:value-type="float" office:value="6" calcext:value-type="float">
            <text:p>6</text:p>
          </table:table-cell>
          <table:table-cell table:style-name="ce11" table:formula="of:=IF([.M9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9]+1" office:value-type="float" office:value="5" calcext:value-type="float">
            <text:p>5</text:p>
          </table:table-cell>
          <table:table-cell table:style-name="ce12" office:value-type="float" office:value="159166" calcext:value-type="float">
            <text:p>15916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4" table:formula="of:=SUM([.D10:.L10])" office:value-type="float" office:value="8.5" calcext:value-type="float">
            <text:p>8.5</text:p>
          </table:table-cell>
          <table:table-cell table:style-name="ce11" table:formula="of:=IF([.M10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10]+1" office:value-type="float" office:value="6" calcext:value-type="float">
            <text:p>6</text:p>
          </table:table-cell>
          <table:table-cell table:style-name="ce12" office:value-type="float" office:value="159894" calcext:value-type="float">
            <text:p>15989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4" table:formula="of:=SUM([.D11:.L11])" office:value-type="float" office:value="4.5" calcext:value-type="float">
            <text:p>4.5</text:p>
          </table:table-cell>
          <table:table-cell table:style-name="ce11" table:formula="of:=IF([.M11]&lt;[.D$23];&quot;NZAL&quot;;&quot;ZAL&quot;)" office:value-type="string" office:string-value="NZAL" calcext:value-type="string">
            <text:p>N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11]+1" office:value-type="float" office:value="7" calcext:value-type="float">
            <text:p>7</text:p>
          </table:table-cell>
          <table:table-cell table:style-name="ce12" office:value-type="float" office:value="161303" calcext:value-type="float">
            <text:p>161303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SUM([.D12:.L12])" office:value-type="float" office:value="5.5" calcext:value-type="float">
            <text:p>5.5</text:p>
          </table:table-cell>
          <table:table-cell table:style-name="ce11" table:formula="of:=IF([.M12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12]+1" office:value-type="float" office:value="8" calcext:value-type="float">
            <text:p>8</text:p>
          </table:table-cell>
          <table:table-cell table:style-name="ce12" office:value-type="float" office:value="162092" calcext:value-type="float">
            <text:p>162092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 table:formula="of:=SUM([.D13:.L13])" office:value-type="float" office:value="5.5" calcext:value-type="float">
            <text:p>5.5</text:p>
          </table:table-cell>
          <table:table-cell table:style-name="ce11" table:formula="of:=IF([.M13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13]+1" office:value-type="float" office:value="9" calcext:value-type="float">
            <text:p>9</text:p>
          </table:table-cell>
          <table:table-cell table:style-name="ce12" office:value-type="float" office:value="162137" calcext:value-type="float">
            <text:p>16213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4" table:formula="of:=SUM([.D14:.L14])" office:value-type="float" office:value="7.5" calcext:value-type="float">
            <text:p>7.5</text:p>
          </table:table-cell>
          <table:table-cell table:style-name="ce11" table:formula="of:=IF([.M14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14]+1" office:value-type="float" office:value="10" calcext:value-type="float">
            <text:p>10</text:p>
          </table:table-cell>
          <table:table-cell table:style-name="ce12" office:value-type="float" office:value="162139" calcext:value-type="float">
            <text:p>1621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 table:formula="of:=SUM([.D15:.L15])" office:value-type="float" office:value="5.5" calcext:value-type="float">
            <text:p>5.5</text:p>
          </table:table-cell>
          <table:table-cell table:style-name="ce11" table:formula="of:=IF([.M15]&lt;[.D$23];&quot;NZAL&quot;;&quot;ZAL&quot;)" office:value-type="string" office:string-value="ZAL" calcext:value-type="string">
            <text:p>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15]+1" office:value-type="float" office:value="11" calcext:value-type="float">
            <text:p>11</text:p>
          </table:table-cell>
          <table:table-cell table:style-name="ce12" office:value-type="float" office:value="166153" calcext:value-type="float">
            <text:p>16615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4" table:formula="of:=SUM([.D16:.L16])" office:value-type="float" office:value="4.5" calcext:value-type="float">
            <text:p>4.5</text:p>
          </table:table-cell>
          <table:table-cell table:style-name="ce11" table:formula="of:=IF([.M16]&lt;[.D$23];&quot;NZAL&quot;;&quot;ZAL&quot;)" office:value-type="string" office:string-value="NZAL" calcext:value-type="string">
            <text:p>NZAL</text:p>
          </table:table-cell>
          <table:table-cell table:number-columns-repeated="1010"/>
        </table:table-row>
        <table:table-row table:style-name="ro1">
          <table:table-cell/>
          <table:table-cell table:style-name="ce6" table:formula="of:=[.B16]+1" office:value-type="float" office:value="12" calcext:value-type="float">
            <text:p>12</text:p>
          </table:table-cell>
          <table:table-cell table:style-name="ce12" office:value-type="float" office:value="166231" calcext:value-type="float">
            <text:p>1662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4" table:formula="of:=SUM([.D17:.L17])" office:value-type="float" office:value="1" calcext:value-type="float">
            <text:p>1</text:p>
          </table:table-cell>
          <table:table-cell table:style-name="ce11" table:formula="of:=IF([.M17]&lt;[.D$23];&quot;NZAL&quot;;&quot;ZAL&quot;)" office:value-type="string" office:string-value="NZAL" calcext:value-type="string">
            <text:p>NZ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Średnia za każde zadanie</text:p>
          </table:table-cell>
          <table:table-cell table:number-columns-repeated="2"/>
          <table:table-cell table:style-name="ce5" table:formula="of:=AVERAGE([.D4:.D17])" office:value-type="float" office:value="0.692307692307692" calcext:value-type="float">
            <text:p>0.692307692307692</text:p>
          </table:table-cell>
          <table:table-cell table:style-name="ce5" table:formula="of:=AVERAGE([.E4:.E17])" office:value-type="float" office:value="0.5" calcext:value-type="float">
            <text:p>0.5</text:p>
          </table:table-cell>
          <table:table-cell table:style-name="ce5" table:formula="of:=AVERAGE([.F4:.F17])" office:value-type="float" office:value="0.583333333333333" calcext:value-type="float">
            <text:p>0.583333333333333</text:p>
          </table:table-cell>
          <table:table-cell table:style-name="ce5" table:formula="of:=AVERAGE([.G4:.G17])" office:value-type="float" office:value="0.730769230769231" calcext:value-type="float">
            <text:p>0.730769230769231</text:p>
          </table:table-cell>
          <table:table-cell table:style-name="ce5" table:formula="of:=AVERAGE([.H4:.H17])" office:value-type="float" office:value="0.416666666666667" calcext:value-type="float">
            <text:p>0.416666666666667</text:p>
          </table:table-cell>
          <table:table-cell table:style-name="ce5" table:formula="of:=AVERAGE([.I4:.I17])" office:value-type="float" office:value="0.875" calcext:value-type="float">
            <text:p>0.875</text:p>
          </table:table-cell>
          <table:table-cell table:style-name="ce5" table:formula="of:=AVERAGE([.J4:.J17])" office:value-type="float" office:value="0.583333333333333" calcext:value-type="float">
            <text:p>0.583333333333333</text:p>
          </table:table-cell>
          <table:table-cell table:style-name="ce5" table:formula="of:=AVERAGE([.K4:.K17])" office:value-type="float" office:value="0.884615384615385" calcext:value-type="float">
            <text:p>0.884615384615385</text:p>
          </table:table-cell>
          <table:table-cell table:style-name="ce5" table:formula="of:=AVERAGE([.L4:.L17])" office:value-type="float" office:value="0.666666666666667" calcext:value-type="float">
            <text:p>0.66666666666666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Średnia liczba punktów studenta</text:p>
          </table:table-cell>
          <table:table-cell table:number-columns-repeated="2"/>
          <table:table-cell table:style-name="ce7" table:formula="of:=AVERAGE([.M7:.M17])" office:value-type="float" office:value="5.5" calcext:value-type="float">
            <text:p>5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jwiększa liczba punktów studenta</text:p>
          </table:table-cell>
          <table:table-cell table:number-columns-repeated="2"/>
          <table:table-cell table:style-name="ce8" table:formula="of:=MAX([.M7:.M17])"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óg na zaliczenie</text:p>
          </table:table-cell>
          <table:table-cell table:number-columns-repeated="2"/>
          <table:table-cell table:style-name="ce14" table:formula="of:=0.6*[.D22]" office:value-type="float" office:value="5.1" calcext:value-type="float">
            <text:p>5.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Komórki na żółtym tle sformatuj tak, by napisy w nich zawarte były wyrównane do środka (1 pkt)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4" office:value-type="string" calcext:value-type="string">
            <text:p>Dla każdego studenta w kolumnie suma wpisz formułę wyliczającą sumę jego punktów (1,5 pkt)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5" office:value-type="string" calcext:value-type="string">
            <text:p>Dla każdego zadania (1a, 1b, ...) wpisz w wierszu ,,Średnia za każde zadanie'' formułę wyliczającą średnią liczbę punktów zdobytych za to zadanie (1 pkt)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Posortuj studentów według numeru indeksu (1 pkt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W kolumnie LP wpisz liczby porządkowe (1 pkt)</text:p>
          </table:table-cell>
          <table:table-cell table:style-name="ce6" table:number-columns-repeated="10"/>
          <table:table-cell table:number-columns-repeated="1013"/>
        </table:table-row>
        <table:table-row table:style-name="ro1">
          <table:table-cell table:style-name="ce7" office:value-type="string" calcext:value-type="string">
            <text:p>W komórce ,,Średnia liczba punktów studenta'' wpisz formułę wyliczającą średnią punktów zdobytych przez studentów (1 pkt)</text:p>
          </table:table-cell>
          <table:table-cell table:style-name="ce7" table:number-columns-repeated="10"/>
          <table:table-cell table:number-columns-repeated="1013"/>
        </table:table-row>
        <table:table-row table:style-name="ro1">
          <table:table-cell table:style-name="ce8" office:value-type="string" calcext:value-type="string">
            <text:p>W komórce ,,Największa liczba punktów studenta'' wpisz formułę wyliczającą najlepszy wynik uzyskany przez studentów (1,5 pkt)</text:p>
          </table:table-cell>
          <table:table-cell table:style-name="ce8" table:number-columns-repeated="10"/>
          <table:table-cell table:number-columns-repeated="1013"/>
        </table:table-row>
        <table:table-row table:style-name="ro1">
          <table:table-cell table:style-name="ce9" office:value-type="string" calcext:value-type="string">
            <text:p>W komórce ,,Próg na zaliczenie'' wpisz formułę wyliczającą 60% z maksymalnego wyniku uzyskanego przez studentów (1,5 pkt)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>
            <text:p>Zmień kolor tekstu w komórkach z punktami z zadań na zielony (1 pkt)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 kolumnie ,,Zaliczenie'' wpisz formułę dającą wynik ,,ZAL'' jeżeli student tyle punktów ile wynosi próg na zaliczenie i “NZAL” jeżeli ma mniej. (1,5 pkt)</text:p>
          </table:table-cell>
          <table:table-cell table:style-name="ce11" table:number-columns-repeated="10"/>
          <table:table-cell table:number-columns-repeated="1013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rkusz2" style:display-name="PageStyle_Arkusz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rkusz3" style:display-name="PageStyle_Arkusz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7" meta:object-count="0"/>
    <meta:generator>LibreOfficeDev/6.0.5.2$Linux_X86_64 LibreOffice_project/</meta:generator>
  </office:meta>
</office:document-meta>
</file>